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3.752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0e6c5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e6c5e"/>
    </style:style>
    <style:style style:name="P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0fb8d4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b8d4"/>
    </style:style>
    <style:style style:name="P8" style:family="paragraph" style:parent-style-name="Standard">
      <style:paragraph-properties fo:margin-left="5.002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112f73"/>
    </style:style>
    <style:style style:name="P10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officeooo:paragraph-rsid="00112f73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2baea"/>
    </style:style>
    <style:style style:name="P12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12baea"/>
    </style:style>
    <style:style style:name="P13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145e7b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45e7b"/>
    </style:style>
    <style:style style:name="P15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14b356"/>
    </style:style>
    <style:style style:name="P1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186379"/>
    </style:style>
    <style:style style:name="P1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1a61f8"/>
    </style:style>
    <style:style style:name="P1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f0c13" officeooo:paragraph-rsid="000f0c13"/>
    </style:style>
    <style:style style:name="P19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officeooo:rsid="000f0c13" officeooo:paragraph-rsid="000f0c13"/>
    </style:style>
    <style:style style:name="P20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officeooo:rsid="000f0c13" officeooo:paragraph-rsid="00112f73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f0c13" officeooo:paragraph-rsid="0014b356"/>
    </style:style>
    <style:style style:name="P22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officeooo:rsid="000f0c13" officeooo:paragraph-rsid="0014b356"/>
    </style:style>
    <style:style style:name="P23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officeooo:rsid="000f0c13" officeooo:paragraph-rsid="00175e3a"/>
    </style:style>
    <style:style style:name="P2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rsid="0014b356" officeooo:paragraph-rsid="0014b356"/>
    </style:style>
    <style:style style:name="P25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rsid="001b8f2e" officeooo:paragraph-rsid="001b8f2e"/>
    </style:style>
    <style:style style:name="T1" style:family="text">
      <style:text-properties officeooo:rsid="000e6c5e"/>
    </style:style>
    <style:style style:name="T2" style:family="text">
      <style:text-properties officeooo:rsid="000f0c13"/>
    </style:style>
    <style:style style:name="T3" style:family="text">
      <style:text-properties officeooo:rsid="000fb8d4"/>
    </style:style>
    <style:style style:name="T4" style:family="text">
      <style:text-properties officeooo:rsid="00112f73"/>
    </style:style>
    <style:style style:name="T5" style:family="text">
      <style:text-properties officeooo:rsid="0012baea"/>
    </style:style>
    <style:style style:name="T6" style:family="text">
      <style:text-properties officeooo:rsid="0014b356"/>
    </style:style>
    <style:style style:name="T7" style:family="text">
      <style:text-properties officeooo:rsid="00175e3a"/>
    </style:style>
    <style:style style:name="T8" style:family="text">
      <style:text-properties officeooo:rsid="00186379"/>
    </style:style>
    <style:style style:name="T9" style:family="text">
      <style:text-properties officeooo:rsid="001a61f8"/>
    </style:style>
    <style:style style:name="T10" style:family="text">
      <style:text-properties officeooo:rsid="001d6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омашнее задание к вебинару №23 «Unit-тестирование»</text:p>
      <text:p text:style-name="Standard"/>
      <text:p text:style-name="P1">1. Модульные тесты:</text:p>
      <text:p text:style-name="P1"/>
      <text:p text:style-name="P6"><text:span text:style-name="T3">- card_holder:</text:span></text:p>
      <text:p text:style-name="P9"><text:span text:style-name="T4">1</text:span>. Если card_holder <text:span text:style-name="T4">пусто</text:span>, то тестируемый метод возвращает 400 с сообщением об ошибке;</text:p>
      <text:p text:style-name="P3"><text:span text:style-name="T4">2</text:span>. Если card_holder содержит более одного пробела, то тестируемый метод возвращает 400 с сообщением об ошибке;</text:p>
      <text:p text:style-name="P9"><text:span text:style-name="T4">3</text:span>. Если card_holder содержит <text:span text:style-name="T4">не только буквы</text:span>, то тестируемый метод возвращает 400 с сообщением об ошибке;</text:p>
      <text:p text:style-name="P2"/>
      <text:p text:style-name="P6">- <text:s/>card_<text:span text:style-name="T3">number:</text:span></text:p>
      <text:p text:style-name="P9"><text:span text:style-name="T4">1</text:span>. Если card_<text:span text:style-name="T3">number</text:span> <text:span text:style-name="T4">пусто</text:span>, то тестируемый метод возвращает 400 с сообщением об ошибке;</text:p>
      <text:p text:style-name="P4"><text:span text:style-name="T4">2</text:span>. Если card_<text:span text:style-name="T3">number</text:span> содержит <text:span text:style-name="T1">не только цифры</text:span>, то тестируемый метод возвращает 400 с сообщением об ошибке;</text:p>
      <text:p text:style-name="P4"><text:span text:style-name="T4">3</text:span>. <text:span text:style-name="T1">Если card_</text:span><text:span text:style-name="T3">number</text:span><text:span text:style-name="T1"> содержит больше или меньше 16 цифр, то тестируемый метод возвращает 400 с сообщением об ошибке;</text:span></text:p>
      <text:p text:style-name="P4"/>
      <text:p text:style-name="P5"><text:tab/><text:tab/>- card_expiration:</text:p>
      <text:p text:style-name="P12"><text:span text:style-name="T4">1</text:span>. Если card_expiration <text:span text:style-name="T4">пусто</text:span>, то тестируемый метод возвращает 400 с сообщением об ошибке;</text:p>
      <text:p text:style-name="P12"><text:span text:style-name="T4">2</text:span>. Если card_expiration содержит <text:span text:style-name="T1">не только цифры</text:span>, то тестируемый метод возвращает 400 с сообщением об ошибке;</text:p>
      <text:p text:style-name="P12"/>
      <text:p text:style-name="P11"><text:tab/><text:tab/>- <text:span text:style-name="T5">cvv</text:span>:</text:p>
      <text:p text:style-name="P12"><text:span text:style-name="T4">1</text:span>. Если c<text:span text:style-name="T5">vv</text:span> <text:span text:style-name="T4">пусто</text:span>, то тестируемый метод возвращает 400 с сообщением об ошибке;</text:p>
      <text:p text:style-name="P12"><text:span text:style-name="T4">2</text:span>. Если c<text:span text:style-name="T5">vv</text:span> содержит <text:span text:style-name="T1">не только цифры</text:span>, то тестируемый метод возвращает 400 с сообщением об ошибке;</text:p>
      <text:p text:style-name="P12"/>
      <text:p text:style-name="P11"><text:tab/><text:tab/>- order_number:</text:p>
      <text:p text:style-name="P12"><text:span text:style-name="T4">1</text:span>. Если order_number <text:span text:style-name="T4">пусто</text:span>, то тестируемый метод возвращает 400 с сообщением об ошибке;</text:p>
      <text:p text:style-name="P12"><text:span text:style-name="T4">2</text:span>. Если order_number содержит <text:span text:style-name="T1">не только цифры</text:span>, то тестируемый метод возвращает 400 с сообщением об ошибке;</text:p>
      <text:p text:style-name="P13"><text:span text:style-name="T4">3</text:span>. <text:span text:style-name="T1">Если order_number содержит больше 16 цифр, то тестируемый метод возвращает 400 с сообщением об ошибке;</text:span></text:p>
      <text:p text:style-name="P13"/>
      <text:p text:style-name="P14"><text:tab/><text:tab/>- <text:span text:style-name="T6">sum:</text:span></text:p>
      <text:p text:style-name="P15"><text:span text:style-name="T4">1</text:span>. Если <text:span text:style-name="T6">sum</text:span> <text:span text:style-name="T4">пусто</text:span>, то тестируемый метод возвращает 400 с сообщением об ошибке;</text:p>
      <text:p text:style-name="P24">2. Если sum не числовая строка, то тестируемый метод возвращает 400 с сообщением об ошибке;</text:p>
      <text:p text:style-name="P18"/>
      <text:p text:style-name="P18"/>
      <text:p text:style-name="P1">2. Интеграционные тесты:</text:p>
      <text:p text:style-name="P2">a. Проверяем связку «фронт-бэк»:</text:p>
      <text:p text:style-name="P2"/>
      <text:p text:style-name="P6"><text:span text:style-name="T3"><text:tab/>- card_holder:</text:span></text:p>
      <text:p text:style-name="P10"><text:soft-page-break/><text:span text:style-name="T4">1</text:span>. Если card_holder <text:span text:style-name="T4">пусто</text:span>, то после получения ответа от бэка на фронте выделяется поле «<text:span text:style-name="T6">в</text:span><text:span text:style-name="T3">ладелец карты</text:span>» красной рамкой;</text:p>
      <text:p text:style-name="P8"><text:span text:style-name="T4">2</text:span>. Если card_holder содержит более одного пробела, то после получения ответа от бэка на фронте выделяется поле «<text:span text:style-name="T6">в</text:span><text:span text:style-name="T3">ладелец карты</text:span>» красной рамкой;</text:p>
      <text:p text:style-name="P10"><text:span text:style-name="T4">3</text:span>. Если card_holder содержит <text:span text:style-name="T4">не только буквы</text:span>, то после получения ответа от бэка на фронте выделяется поле «<text:span text:style-name="T6">в</text:span><text:span text:style-name="T3">ладелец карты</text:span>» красной рамкой;</text:p>
      <text:p text:style-name="P8"/>
      <text:p text:style-name="P7"><text:tab/><text:tab/><text:tab/>- <text:s/>card_<text:span text:style-name="T3">number:</text:span></text:p>
      <text:p text:style-name="P20"><text:span text:style-name="T4">1</text:span>. Если card_<text:span text:style-name="T3">number</text:span> <text:span text:style-name="T4">пусто</text:span>, то после получения ответа от бэка на фронте выделяется поле «<text:span text:style-name="T6">н</text:span>омер карты» красной рамкой;</text:p>
      <text:p text:style-name="P19">2. Если card_<text:span text:style-name="T3">number</text:span> содержит <text:span text:style-name="T1">не только цифры</text:span>, то после получения ответа от бэка на фронте выделяется поле «<text:span text:style-name="T6">н</text:span>омер карты» красной рамкой;</text:p>
      <text:p text:style-name="P19">3. Если card_<text:span text:style-name="T3">number</text:span> <text:span text:style-name="T1">содержит больше или меньше 16 цифр</text:span>, то после получения ответа от бэка на фронте выделяется поле «<text:span text:style-name="T6">н</text:span>омер карты» красной рамкой;</text:p>
      <text:p text:style-name="P19"/>
      <text:p text:style-name="P21"><text:tab/><text:tab/><text:tab/>- card_expiration:</text:p>
      <text:p text:style-name="P22"><text:span text:style-name="T4">1</text:span>. Если card_expiration <text:span text:style-name="T4">пусто</text:span>, то после получения ответа от бэка на фронте выделяется поле «месяц/год окончания действия карты» красной рамкой;</text:p>
      <text:p text:style-name="P22">2. Если card_expiration содержит <text:span text:style-name="T1">не только цифры</text:span>, то после получения ответа от бэка на фронте выделяется поле «месяц/год окончания действия карты» красной рамкой;</text:p>
      <text:p text:style-name="P21"><text:tab/><text:tab/><text:tab/>- <text:span text:style-name="T7">cvv:</text:span></text:p>
      <text:p text:style-name="P23"><text:span text:style-name="T4">1</text:span>. Если <text:span text:style-name="T7">cvv</text:span> <text:span text:style-name="T4">пусто</text:span>, то после получения ответа от бэка на фронте выделяется поле «код с обратной стороны карты» красной рамкой;</text:p>
      <text:p text:style-name="P23">2. Если <text:span text:style-name="T7">cvv</text:span> содержит <text:span text:style-name="T1">не только цифры</text:span>, то после получения ответа от бэка на фронте выделяется поле «код с обратной</text:p>
      <text:p text:style-name="P23">стороны карты» красной рамкой;</text:p>
      <text:p text:style-name="P23"/>
      <text:p text:style-name="P19"/>
      <text:p text:style-name="P2">b. Проверяем связку «бэк-репозиторий»:</text:p>
      <text:p text:style-name="P2"/>
      <text:p text:style-name="P25">1. Если <text:s/>order_number не соответствует sum, то <text:span text:style-name="T10">выбрасываем исключение.</text:span></text:p>
      <text:p text:style-name="P25"/>
      <text:p text:style-name="P1">3. Системные тесты:</text:p>
      <text:p text:style-name="P1"/>
      <text:p text:style-name="P2"><text:span text:style-name="T8">1</text:span>. Если cvv неверен, то после получения ответа от бэка на фронте</text:p>
      <text:p text:style-name="P2">выводится сообщение об ошибке «Не удалось списать данные с</text:p>
      <text:p text:style-name="P2">карты, проверьте реквизиты».</text:p>
      <text:p text:style-name="P17"><text:span text:style-name="T9">2</text:span>. Если <text:span text:style-name="T2">card_expiration</text:span> неверен, то после получения ответа от бэка на фронте</text:p>
      <text:p text:style-name="P17">выводится сообщение об ошибке «Не удалось списать данные с</text:p>
      <text:p text:style-name="P17">карты, проверьте реквизиты».</text:p>
      <text:p text:style-name="P17"><text:span text:style-name="T9">3</text:span>. Если card_<text:span text:style-name="T3">number</text:span> неверен, то после получения ответа от бэка на фронте</text:p>
      <text:p text:style-name="P17">выводится сообщение об ошибке «Не удалось списать данные с</text:p>
      <text:p text:style-name="P17">карты, проверьте реквизиты».</text:p>
      <text:p text:style-name="P17"><text:span text:style-name="T9">4</text:span>. Если <text:span text:style-name="T3">card_holder</text:span> неверен, то после получения ответа от бэка на фронте</text:p>
      <text:p text:style-name="P17"><text:soft-page-break/>выводится сообщение об ошибке «Не удалось списать данные с</text:p>
      <text:p text:style-name="P17">карты, проверьте реквизиты».</text:p>
      <text:p text:style-name="P16"><text:span text:style-name="T9">5</text:span>. Если <text:span text:style-name="T2">order_number</text:span> неверен, то после получения ответа от бэка на фронте</text:p>
      <text:p text:style-name="P16">выводится сообщение об ошибке «<text:span text:style-name="T8">Произошла техническая ошибка, пожалуйста обратитесь к технической поддержке сайта</text:span>».</text:p>
      <text:p text:style-name="P16"><text:span text:style-name="T9">6</text:span>. Если <text:span text:style-name="T8">sum</text:span> неверен, то после получения ответа от бэка на фронте</text:p>
      <text:p text:style-name="P16">выводится сообщение об ошибке «<text:span text:style-name="T8">Произошла техническая ошибка, пожалуйста обратитесь к технической поддержке сайта</text:span>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34:04.775897857</meta:creation-date>
    <dc:date>2024-05-13T13:42:13.252102960</dc:date>
    <meta:editing-duration>PT11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9" meta:word-count="631" meta:character-count="4208" meta:non-whitespace-character-count="3615"/>
  </office:meta>
</office:document-meta>
</file>